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5cm" svg:stroke-color="#008000" draw:marker-start-width="0.275cm" draw:marker-end-width="0.275cm" draw:fill="solid" draw:fill-color="#355e00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80" draw:fill="none" draw:fill-color="#ffffff" draw:textarea-horizontal-align="center" draw:textarea-vertical-align="middle" draw:auto-grow-height="true" draw:auto-grow-width="false" fo:min-height="0.95cm" fo:min-width="0.825cm"/>
    </style:style>
    <style:style style:name="gr3" style:family="graphic" style:parent-style-name="standard">
      <style:graphic-properties draw:stroke="none" svg:stroke-width="0.05cm" svg:stroke-color="#008000" draw:marker-start-width="0.275cm" draw:marker-end-width="0.275cm" draw:fill="solid" draw:fill-color="#280099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80" draw:fill="none" draw:fill-color="#ffffff" draw:textarea-horizontal-align="center" draw:textarea-vertical-align="middle" draw:auto-grow-height="true" draw:auto-grow-width="false" fo:min-height="0.789cm" fo:min-width="0.825cm"/>
    </style:style>
    <style:style style:name="P1" style:family="paragraph">
      <style:paragraph-properties fo:text-align="center"/>
    </style:style>
    <style:style style:name="P2" style:family="paragraph">
      <style:text-properties fo:color="#ffffff" fo:font-family="'Arial Black'" style:font-pitch="variable" fo:font-size="22pt" fo:font-weight="bold" style:font-size-asian="22pt" style:font-weight-asian="bold" style:font-size-complex="22pt" style:font-weight-complex="bold"/>
    </style:style>
    <style:style style:name="P3" style:family="paragraph">
      <style:text-properties fo:color="#ffffff" fo:font-family="'Arial Black'" style:font-pitch="variable"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ffffff" fo:font-family="'Arial Black'" style:font-pitch="variable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988cm" svg:height="0.989cm" svg:x="1.412cm" svg:y="2.8cm">
            <text:p/>
            <draw:enhanced-geometry svg:viewBox="0 0 21600 21600" draw:extrusion="false" draw:extrusion-depth="0cm 0" draw:extrusion-viewpoint="(0cm 0cm 25cm)" draw:extrusion-origin="0 0" draw:extrusion-skew="0 0" dr3d:shade-mode="flat" draw:extrusion-metal="true" draw:extrusion-specularity="122%" draw:extrusion-diffusion="122%" draw:extrusion-first-light-direction="(0 0 10000)" draw:extrusion-second-light-direction="(0 0 10000)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2" draw:layer="layout" svg:width="1.008cm" svg:height="1.343cm" svg:x="1.392cm" svg:y="2.576cm">
            <draw:text-box>
              <text:p><text:span text:style-name="T1">c</text:span></text:p>
            </draw:text-box>
          </draw:frame>
        </draw:g>
        <draw:g>
          <draw:custom-shape draw:style-name="gr3" draw:text-style-name="P1" draw:layer="layout" svg:width="0.981cm" svg:height="1.006cm" svg:x="2.519cm" svg:y="2.785cm">
            <text:p/>
            <draw:enhanced-geometry svg:viewBox="0 0 21600 21600" draw:extrusion="false" draw:extrusion-depth="0cm 0" draw:extrusion-viewpoint="(0cm 0cm 25cm)" draw:extrusion-origin="0 0" draw:extrusion-skew="0 0" dr3d:shade-mode="flat" draw:extrusion-metal="true" draw:extrusion-specularity="122%" draw:extrusion-diffusion="122%" draw:extrusion-first-light-direction="(0 0 10000)" draw:extrusion-second-light-direction="(0 0 10000)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3" draw:layer="layout" svg:width="1cm" svg:height="1.343cm" svg:x="2.5cm" svg:y="2.6cm">
            <draw:text-box>
              <text:p><text:span text:style-name="T1">t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lad Ureche</meta:initial-creator>
    <meta:creation-date>2013-08-02T16:51:50</meta:creation-date>
    <dc:date>2013-08-02T23:57:52</dc:date>
    <dc:creator>Vlad Ureche</dc:creator>
    <meta:editing-duration>P0D</meta:editing-duration>
    <meta:editing-cycles>3</meta:editing-cycles>
    <meta:generator>LibreOffice/3.5$Linux_X86_64 LibreOffice_project/350m1$Build-2</meta:generator>
    <meta:document-statistic meta:object-count="6"/>
  </office:meta>
</office:document-meta>
</file>